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d52" officeooo:paragraph-rsid="00189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I (Musical Instrument Digital Interfac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3:34:25.690075300</meta:creation-date>
    <meta:generator>LibreOffice/25.8.3.2$Windows_X86_64 LibreOffice_project/8ca8d55c161d602844f5428fa4b58097424e324e</meta:generator>
    <dc:date>2026-01-27T13:35:20.384484800</dc:date>
    <meta:editing-duration>PT56S</meta:editing-duration>
    <meta:editing-cycles>1</meta:editing-cycles>
    <meta:document-statistic meta:table-count="0" meta:image-count="0" meta:object-count="0" meta:page-count="1" meta:paragraph-count="1" meta:word-count="5" meta:character-count="43" meta:non-whitespace-character-count="39"/>
  </office:meta>
</office:document-meta>
</file>